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2ff" officeooo:paragraph-rsid="0006c2ff"/>
    </style:style>
    <style:style style:name="P2" style:family="paragraph" style:parent-style-name="Standard">
      <style:text-properties officeooo:rsid="0006c2ff" officeooo:paragraph-rsid="0009da69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091b05" officeooo:paragraph-rsid="00091b05"/>
    </style:style>
    <style:style style:name="P5" style:family="paragraph" style:parent-style-name="Standard">
      <style:text-properties officeooo:rsid="0009383d" officeooo:paragraph-rsid="0009383d"/>
    </style:style>
    <style:style style:name="P6" style:family="paragraph" style:parent-style-name="Text_20_body">
      <style:text-properties officeooo:rsid="0009383d" officeooo:paragraph-rsid="0009383d"/>
    </style:style>
    <style:style style:name="P7" style:family="paragraph" style:parent-style-name="Standard">
      <style:text-properties officeooo:rsid="0009da69" officeooo:paragraph-rsid="0009da69"/>
    </style:style>
    <style:style style:name="P8" style:family="paragraph" style:parent-style-name="Text_20_body">
      <style:text-properties officeooo:rsid="0009da69" officeooo:paragraph-rsid="0009da69"/>
    </style:style>
    <style:style style:name="P9" style:family="paragraph" style:parent-style-name="Text_20_body">
      <style:text-properties officeooo:paragraph-rsid="0009383d"/>
    </style:style>
    <style:style style:name="P10" style:family="paragraph" style:parent-style-name="Preformatted_20_Text" style:list-style-name="L1">
      <style:text-properties style:font-name="Liberation Serif" fo:font-size="12pt" officeooo:rsid="0008f77b" officeooo:paragraph-rsid="0008f77b" style:font-size-asian="12pt" style:font-size-complex="12pt"/>
    </style:style>
    <style:style style:name="P11" style:family="paragraph" style:parent-style-name="Preformatted_20_Text" style:list-style-name="L1">
      <style:text-properties style:font-name="Liberation Serif" fo:font-size="12pt" officeooo:rsid="00091b05" officeooo:paragraph-rsid="00091b05" style:font-size-asian="12pt" style:font-size-complex="12pt"/>
    </style:style>
    <style:style style:name="P12" style:family="paragraph" style:parent-style-name="Standard" style:list-style-name="L1">
      <style:text-properties officeooo:rsid="0006c2ff" officeooo:paragraph-rsid="0006c2ff"/>
    </style:style>
    <style:style style:name="P13" style:family="paragraph" style:parent-style-name="Standard" style:list-style-name="L1">
      <style:text-properties officeooo:rsid="0006c2ff" officeooo:paragraph-rsid="0009da69"/>
    </style:style>
    <style:style style:name="P14" style:family="paragraph" style:parent-style-name="Standard" style:list-style-name="L1">
      <style:text-properties officeooo:rsid="00085459" officeooo:paragraph-rsid="0006c2ff"/>
    </style:style>
    <style:style style:name="P15" style:family="paragraph" style:parent-style-name="Standard" style:list-style-name="L1">
      <style:text-properties officeooo:rsid="0008f77b" officeooo:paragraph-rsid="0008f77b"/>
    </style:style>
    <style:style style:name="P16" style:family="paragraph" style:parent-style-name="Standard" style:list-style-name="L1">
      <style:text-properties officeooo:rsid="00091b05" officeooo:paragraph-rsid="00091b05"/>
    </style:style>
    <style:style style:name="P17" style:family="paragraph" style:parent-style-name="Standard" style:list-style-name="L1">
      <style:text-properties officeooo:rsid="0009da69" officeooo:paragraph-rsid="0009da69"/>
    </style:style>
    <style:style style:name="P18" style:family="paragraph" style:parent-style-name="Standard">
      <style:text-properties officeooo:rsid="0009da69" officeooo:paragraph-rsid="0009da69"/>
    </style:style>
    <style:style style:name="P19" style:family="paragraph" style:parent-style-name="Standard">
      <style:text-properties officeooo:rsid="000bd2ee" officeooo:paragraph-rsid="000bd2ee"/>
    </style:style>
    <style:style style:name="T1" style:family="text">
      <style:text-properties officeooo:rsid="0009da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Git e Github Alura</text:p>
      <text:p text:style-name="P1"/>
      <text:list xml:id="list4060602731" text:style-name="L1">
        <text:list-item>
          <text:p text:style-name="P12">Criar repositório no github;</text:p>
        </text:list-item>
        <text:list-item>
          <text:p text:style-name="P12">Instalar o git na máquina;</text:p>
        </text:list-item>
        <text:list-item>
          <text:p text:style-name="P12">Alterar as variáveis de ambiente: </text:p>
          <text:list>
            <text:list-item>
              <text:p text:style-name="P12">Procurar Path no menu “Variáveis do sistema”;</text:p>
            </text:list-item>
            <text:list-item>
              <text:p text:style-name="P12">Clicar para editar;</text:p>
            </text:list-item>
            <text:list-item>
              <text:p text:style-name="P12">Adicionar o caminho da variável do git</text:p>
            </text:list-item>
          </text:list>
        </text:list-item>
        <text:list-item>
          <text:p text:style-name="P12">Sincronizar o repositório local com o remoto</text:p>
          <text:list>
            <text:list-item>
              <text:p text:style-name="P14">git add .</text:p>
            </text:list-item>
            <text:list-item>
              <text:p text:style-name="P15">Configurar o usuário ná máquina antes de começar a commitar, com os comandos:</text:p>
              <text:list>
                <text:list-item>
                  <text:p text:style-name="P15">git config –global user.email “<text:a xlink:type="simple" xlink:href="mailto:seuemail@email.com" text:style-name="Internet_20_link" text:visited-style-name="Visited_20_Internet_20_Link">seuemail@email.com</text:a>”</text:p>
                </text:list-item>
                <text:list-item>
                  <text:p text:style-name="P15">git config –global user.name “Seu nome”</text:p>
                </text:list-item>
              </text:list>
            </text:list-item>
            <text:list-item>
              <text:p text:style-name="P15">git branch -M main</text:p>
            </text:list-item>
            <text:list-item>
              <text:p text:style-name="P10"><text:bookmark text:name="empty-setup-new-repo-echo"/>git remote add origin <text:a xlink:type="simple" xlink:href="mailto:git@github.com" text:style-name="Internet_20_link" text:visited-style-name="Visited_20_Internet_20_Link">git@github.com</text:a>:ncn-freedev/alura-numero-secreto.git(Não esquecer de trocar o protocolo pra SSH, mais recomendado)</text:p>
            </text:list-item>
            <text:list-item>
              <text:p text:style-name="P16">Configurar no github a atuorização para utilização do computador:</text:p>
              <text:list>
                <text:list-item>
                  <text:p text:style-name="P16">Vá nas configurações no seu github </text:p>
                </text:list-item>
                <text:list-item>
                  <text:p text:style-name="P16">SSH and GPG keys</text:p>
                </text:list-item>
                <text:list-item>
                  <text:p text:style-name="P16">New SSH</text:p>
                </text:list-item>
                <text:list-item>
                  <text:p text:style-name="P16">vá na pasta ssh no seu usuário no sistema </text:p>
                </text:list-item>
                <text:list-item>
                  <text:p text:style-name="P16">gere a chave ssh no terminal com o seguinte comanda: “ssh-keygen -t ed25519 -C “<text:a xlink:type="simple" xlink:href="mailto:seuemail@email.com" text:style-name="Internet_20_link" text:visited-style-name="Visited_20_Internet_20_Link">seuemail@email.com</text:a>”</text:p>
                </text:list-item>
              </text:list>
            </text:list-item>
            <text:list-item>
              <text:p text:style-name="P11"><text:bookmark text:name="empty-setup-new-repo-echo Copia 1"/>git push -u origin main</text:p>
            </text:list-item>
          </text:list>
        </text:list-item>
      </text:list>
      <text:p text:style-name="P4"/>
      <text:p text:style-name="P5">Obs.: </text:p>
      <text:p text:style-name="P6">Remover um repositório remoto:</text:p>
      <text:p text:style-name="P9">Caso você não precise mais de um repositório remoto específico, pode removê-lo com o comando <text:span text:style-name="Source_20_Text">git remote remove apelido</text:span>. </text:p>
      <text:p text:style-name="P9">Substitua 'apelido' pelo nome do repositório remoto que deseja remover. Aqui está um exemplo:</text:p>
      <text:p text:style-name="P3"><text:span text:style-name="Source_20_Text">git remote remove origin</text:span></text:p>
      <text:p text:style-name="Text_20_body">Após a execução deste comando, o repositório remoto chamado "origin" será desvinculado do seu projeto local. </text:p>
      <text:p text:style-name="P8">________________________________________________________________________________</text:p>
      <text:p text:style-name="P2">C<text:span text:style-name="T1">olaborando em projetos:</text:span></text:p>
      <text:p text:style-name="P2"/>
      <text:p text:style-name="P7">Clonando um projeto:</text:p>
      <text:list xml:id="list171649851560057" text:continue-numbering="true" text:style-name="L1">
        <text:list-item>
          <text:p text:style-name="P13">C<text:span text:style-name="T1">opiar o link de git clone no repositório desejado</text:span></text:p>
        </text:list-item>
        <text:list-item>
          <text:p text:style-name="P17">Abrir a pasta onde ficará a o repositório clonado e abri-la no terminal</text:p>
        </text:list-item>
        <text:list-item>
          <text:p text:style-name="P17">Colar o link copiado e dar enter</text:p>
        </text:list-item>
        <text:list-item>
          <text:p text:style-name="P17">Abrir a pasta criada no vscode</text:p>
        </text:list-item>
      </text:list>
      <text:p text:style-name="P7"/>
      <text:p text:style-name="P19">git log = lista os commits feitos ao longo do proje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41:09.213000000</meta:creation-date>
    <dc:date>2024-09-26T17:16:48.615000000</dc:date>
    <meta:editing-duration>PT1H50M27S</meta:editing-duration>
    <meta:editing-cycles>8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5" meta:word-count="273" meta:character-count="1639" meta:non-whitespace-character-count="1419"/>
  </office:meta>
</office:document-meta>
</file>